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d02c" officeooo:paragraph-rsid="0012d02c"/>
    </style:style>
    <style:style style:name="P2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6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 officeooo:rsid="0012d02c" officeooo:paragraph-rsid="0012d02c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fo:padding-left="0.1457in" fo:padding-right="0.1457in" fo:padding-top="0.0835in" fo:padding-bottom="0.0835in" fo:border="0.06pt solid #00628e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4" style:family="text">
      <style:text-properties fo:font-variant="normal" fo:text-transform="none" fo:color="#333333" style:font-name="Helvetica Neue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normal"/>
    </style:style>
    <style:style style:name="T6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ode: Build an "Interests" Page</text:h>
      <text:list xml:id="list6837611606918760129" text:style-name="L1">
        <text:list-item>
          <text:p text:style-name="P3"><text:span text:style-name="T4">Due</text:span><text:span text:style-name="T5"> Wednesday by 6:30pm </text:span></text:p>
        </text:list-item>
        <text:list-item>
          <text:p text:style-name="P2"><text:span text:style-name="T6">Points</text:span> 10</text:p>
        </text:list-item>
        <text:list-item>
          <text:p text:style-name="P2"><text:span text:style-name="T6">Submitting</text:span> a text entry box or a website url</text:p>
        </text:list-item>
      </text:list>
      <text:p text:style-name="P5"><text:span text:style-name="Strong_20_Emphasis"><text:span text:style-name="T2">HTML:</text:span></text:span><text:span text:style-name="T3"><text:line-break/>Add a page that lists your interests in a table. The table should have at least 5 items (rows) and have at least 3 columns.</text:span></text:p>
      <text:p text:style-name="P5"><text:span text:style-name="Strong_20_Emphasis"><text:span text:style-name="T2">CSS:</text:span></text:span><text:span text:style-name="T3"><text:line-break/>Be sure to format the table using CSS. Look at ways to highlight rows in some manner (i.e. alternating background colors) to help separate the data.</text:span></text:p>
      <text:p text:style-name="P4">Place all CSS that is common to all pages in your site into an external document and link all the pages to it (using the &lt;link&gt; tag). Try to limit the amount of CSS that is specific to individual pages as the site pages should have common look and feel among them.</text:p>
      <text:p text:style-name="P5"><text:span text:style-name="Strong_20_Emphasis"><text:span text:style-name="T2">JavaScript:</text:span></text:span><text:span text:style-name="T3"><text:line-break/>Add JavaScript to the contact page. Use a date object in some way (i.e. outputting the current year in a copyright line). Also, use an alert, confirm, or prompt command in your 'contact me' page.</text:span></text:p>
      <text:p text:style-name="P5"><text:span text:style-name="Strong_20_Emphasis"><text:span text:style-name="T2">Git:</text:span></text:span><text:span text:style-name="T3"><text:line-break/>Make a new branch called 'interests', and sync it with GitHub. Post your branch URL to the assignment.</text:span></text:p>
      <text:p text:style-name="P5"><text:span text:style-name="Strong_20_Emphasis"><text:span text:style-name="T2">Feedback:</text:span></text:span><text:span text:style-name="T3"> Please record any comments, observations, or ah-ha moments that you had with this assignment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0:10:07.189388860</meta:creation-date>
    <dc:date>2015-10-31T10:10:54.561144692</dc:date>
    <meta:editing-duration>PT49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10" meta:word-count="198" meta:character-count="1074" meta:non-whitespace-character-count="888"/>
  </office:meta>
</office:document-meta>
</file>